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176D24CC32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2" draw:layer="layout" svg:width="14cm" svg:height="1.17cm" svg:x="7.5cm" svg:y="1cm">
          <draw:text-box>
            <text:p text:style-name="P1">フーゴ・シュタインハウス</text:p>
          </draw:text-box>
        </draw:frame>
        <draw:frame draw:style-name="gr2" draw:text-style-name="P1" draw:layer="layout" svg:width="6.614cm" svg:height="9.894cm" svg:x="1.386cm" svg:y="2.606cm">
          <draw:image xlink:href="Pictures/10000000000000FA00000176D24CC327.png" xlink:type="simple" xlink:show="embed" xlink:actuate="onLoad" draw:mime-type="image/png">
            <text:p/>
          </draw:image>
        </draw:frame>
        <draw:frame draw:style-name="gr3" draw:text-style-name="P2" draw:layer="layout" svg:width="18.5cm" svg:height="3.008cm" svg:x="8.5cm" svg:y="3cm">
          <draw:text-box>
            <text:p>実数列｛Cn｝（n=1,2･･･）が与えられたとする。</text:p>
            <text:p>(I) Σcn<text:span text:style-name="T1">²</text:span><text:span text:style-name="T1">＜＋∞ならば、∑</text:span><text:span text:style-name="T1">±cn</text:span><text:span text:style-name="T1">が収束する確率は１である。</text:span></text:p>
            <text:p text:style-name="P3"><text:span text:style-name="T2">(ⅱ)</text:span><text:span text:style-name="T1">Σcn²=∞</text:span><text:span text:style-name="T1">ならば、∑</text:span><text:span text:style-name="T1">±cn</text:span><text:span text:style-name="T1">が収束する確率は</text:span><text:span text:style-name="T1">0</text:span><text:span text:style-name="T1">である。</text:span></text:p>
          </draw:text-box>
        </draw:frame>
        <draw:frame draw:style-name="gr4" draw:text-style-name="P2" draw:layer="layout" svg:width="18cm" svg:height="5.765cm" svg:x="8.5cm" svg:y="7cm">
          <draw:text-box>
            <text:p>シュタインハウスが行った級数Σ±Cnの収束に関する確率論的な考察は、ブラウン運動に関する有名な論文「Differeential-space」を書き上げたばかりのウィーナーの眼に、直ちにとまったようである。ウィーナーは、特にΣ±1/nが確率１で収束することに関心を持ち、同じ年の１９２３年に、これに対する別証明を『ポーランド科学アカデミー紀要』に発表した。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9:22:12.241097105</meta:creation-date>
    <dc:date>2026-04-19T19:45:23.510129137</dc:date>
    <meta:editing-duration>PT9M24S</meta:editing-duration>
    <meta:editing-cycles>1</meta:editing-cycles>
    <meta:document-statistic meta:object-count="27"/>
    <meta:generator>LibreOffice/26.2.2.2$Linux_X86_64 LibreOffice_project/620$Build-2</meta:generator>
  </office:meta>
</office:document-meta>
</file>